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75mm"/>
    </style:style>
    <style:style style:name="co2" style:family="table-column">
      <style:table-column-properties fo:break-before="auto" style:column-width="7.66mm"/>
    </style:style>
    <style:style style:name="co3" style:family="table-column">
      <style:table-column-properties fo:break-before="auto" style:column-width="9.37mm"/>
    </style:style>
    <style:style style:name="co4" style:family="table-column">
      <style:table-column-properties fo:break-before="auto" style:column-width="6.53mm"/>
    </style:style>
    <style:style style:name="co5" style:family="table-column">
      <style:table-column-properties fo:break-before="auto" style:column-width="7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em5FrEq6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Uou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phi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anphi</text:p>
          </table:table-cell>
          <table:table-cell office:value-type="string" calcext:value-type="string">
            <text:p>tanphip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]/[.B2]" office:value-type="float" office:value="1" calcext:value-type="float">
            <text:p>1</text:p>
          </table:table-cell>
          <table:table-cell table:formula="of:=ASIN([.E2]/[.D2])" office:value-type="float" office:value="0" calcext:value-type="float">
            <text:p>0</text:p>
          </table:table-cell>
          <table:table-cell table:formula="of:=0.1*SQRT(1/((1-[.E2]^2/[.D2]^2)*[.D2]^2+[.E2]^2/((1-[.E2]^2/[.D2]^2)*[.D2]^4)))" office:value-type="float" office:value="0.025" calcext:value-type="float">
            <text:p>0.025</text:p>
          </table:table-cell>
          <table:table-cell table:formula="of:=(0.005/[.B2]+0.005/[.C2])*[.F2]" office:value-type="float" office:value="0.01" calcext:value-type="float">
            <text:p>0.01</text:p>
          </table:table-cell>
          <table:table-cell table:formula="of:=TAN([.G2])" office:value-type="float" office:value="0" calcext:value-type="float">
            <text:p>0</text:p>
          </table:table-cell>
          <table:table-cell table:formula="of:=TAN([.G2]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8" calcext:value-type="float">
            <text:p>1.8</text:p>
          </table:table-cell>
          <table:table-cell table:formula="of:=[.C3]/[.B3]" office:value-type="float" office:value="1" calcext:value-type="float">
            <text:p>1</text:p>
          </table:table-cell>
          <table:table-cell table:formula="of:=ASIN([.E3]/[.D3])" office:value-type="float" office:value="0.260064472714393" calcext:value-type="float">
            <text:p>0.260064472714393</text:p>
          </table:table-cell>
          <table:table-cell table:formula="of:=0.1*SQRT(1/((1-[.E3]^2/[.D3]^2)*[.D3]^2+[.E3]^2/((1-[.E3]^2/[.D3]^2)*[.D3]^4)))" office:value-type="float" office:value="0.014782576503619" calcext:value-type="float">
            <text:p>0.014782576503619</text:p>
          </table:table-cell>
          <table:table-cell table:formula="of:=(0.005/[.B3]+0.005/[.C3])*[.F3]" office:value-type="float" office:value="0.01" calcext:value-type="float">
            <text:p>0.01</text:p>
          </table:table-cell>
          <table:table-cell table:formula="of:=TAN([.G3])" office:value-type="float" office:value="0.266090578195087" calcext:value-type="float">
            <text:p>0.266090578195087</text:p>
          </table:table-cell>
          <table:table-cell table:formula="of:=TAN([.G3]/2)" office:value-type="float" office:value="0.130770105491608" calcext:value-type="float">
            <text:p>0.1307701054916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[.C4]/[.B4]" office:value-type="float" office:value="1" calcext:value-type="float">
            <text:p>1</text:p>
          </table:table-cell>
          <table:table-cell table:formula="of:=ASIN([.E4]/[.D4])" office:value-type="float" office:value="0.490909949347709" calcext:value-type="float">
            <text:p>0.490909949347709</text:p>
          </table:table-cell>
          <table:table-cell table:formula="of:=0.1*SQRT(1/((1-[.E4]^2/[.D4]^2)*[.D4]^2+[.E4]^2/((1-[.E4]^2/[.D4]^2)*[.D4]^4)))" office:value-type="float" office:value="0.0161974743116209" calcext:value-type="float">
            <text:p>0.016197474311621</text:p>
          </table:table-cell>
          <table:table-cell table:formula="of:=(0.005/[.B4]+0.005/[.C4])*[.F4]" office:value-type="float" office:value="0.01" calcext:value-type="float">
            <text:p>0.01</text:p>
          </table:table-cell>
          <table:table-cell table:formula="of:=TAN([.G4])" office:value-type="float" office:value="0.534557547125344" calcext:value-type="float">
            <text:p>0.534557547125344</text:p>
          </table:table-cell>
          <table:table-cell table:formula="of:=TAN([.G4]/2)" office:value-type="float" office:value="0.250506141327194" calcext:value-type="float">
            <text:p>0.2505061413271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8" calcext:value-type="float">
            <text:p>4.8</text:p>
          </table:table-cell>
          <table:table-cell table:formula="of:=[.C5]/[.B5]" office:value-type="float" office:value="1" calcext:value-type="float">
            <text:p>1</text:p>
          </table:table-cell>
          <table:table-cell table:formula="of:=ASIN([.E5]/[.D5])" office:value-type="float" office:value="0.755584581642467" calcext:value-type="float">
            <text:p>0.755584581642467</text:p>
          </table:table-cell>
          <table:table-cell table:formula="of:=0.1*SQRT(1/((1-[.E5]^2/[.D5]^2)*[.D5]^2+[.E5]^2/((1-[.E5]^2/[.D5]^2)*[.D5]^4)))" office:value-type="float" office:value="0.0196198734693378" calcext:value-type="float">
            <text:p>0.019619873469338</text:p>
          </table:table-cell>
          <table:table-cell table:formula="of:=(0.005/[.B5]+0.005/[.C5])*[.F5]" office:value-type="float" office:value="0.01" calcext:value-type="float">
            <text:p>0.01</text:p>
          </table:table-cell>
          <table:table-cell table:formula="of:=TAN([.G5])" office:value-type="float" office:value="0.942082406374631" calcext:value-type="float">
            <text:p>0.942082406374631</text:p>
          </table:table-cell>
          <table:table-cell table:formula="of:=TAN([.G5]/2)" office:value-type="float" office:value="0.396855066428584" calcext:value-type="float">
            <text:p>0.3968550664285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.4</text:p>
          </table:table-cell>
          <table:table-cell table:formula="of:=[.C6]/[.B6]" office:value-type="float" office:value="1" calcext:value-type="float">
            <text:p>1</text:p>
          </table:table-cell>
          <table:table-cell table:formula="of:=ASIN([.E6]/[.D6])" office:value-type="float" office:value="0.881083172824285" calcext:value-type="float">
            <text:p>0.881083172824285</text:p>
          </table:table-cell>
          <table:table-cell table:formula="of:=0.1*SQRT(1/((1-[.E6]^2/[.D6]^2)*[.D6]^2+[.E6]^2/((1-[.E6]^2/[.D6]^2)*[.D6]^4)))" office:value-type="float" office:value="0.0224337109785214" calcext:value-type="float">
            <text:p>0.022433710978521</text:p>
          </table:table-cell>
          <table:table-cell table:formula="of:=(0.005/[.B6]+0.005/[.C6])*[.F6]" office:value-type="float" office:value="0.01" calcext:value-type="float">
            <text:p>0.01</text:p>
          </table:table-cell>
          <table:table-cell table:formula="of:=TAN([.G6])" office:value-type="float" office:value="1.21233578868073" calcext:value-type="float">
            <text:p>1.21233578868073</text:p>
          </table:table-cell>
          <table:table-cell table:formula="of:=TAN([.G6]/2)" office:value-type="float" office:value="0.471442316617775" calcext:value-type="float">
            <text:p>0.4714423166177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2" calcext:value-type="float">
            <text:p>6.2</text:p>
          </table:table-cell>
          <table:table-cell table:formula="of:=[.C7]/[.B7]" office:value-type="float" office:value="1" calcext:value-type="float">
            <text:p>1</text:p>
          </table:table-cell>
          <table:table-cell table:formula="of:=ASIN([.E7]/[.D7])" office:value-type="float" office:value="1.08803040346916" calcext:value-type="float">
            <text:p>1.08803040346916</text:p>
          </table:table-cell>
          <table:table-cell table:formula="of:=0.1*SQRT(1/((1-[.E7]^2/[.D7]^2)*[.D7]^2+[.E7]^2/((1-[.E7]^2/[.D7]^2)*[.D7]^4)))" office:value-type="float" office:value="0.0306651981016029" calcext:value-type="float">
            <text:p>0.030665198101603</text:p>
          </table:table-cell>
          <table:table-cell table:formula="of:=(0.005/[.B7]+0.005/[.C7])*[.F7]" office:value-type="float" office:value="0.01" calcext:value-type="float">
            <text:p>0.01</text:p>
          </table:table-cell>
          <table:table-cell table:formula="of:=TAN([.G7])" office:value-type="float" office:value="1.90791811017966" calcext:value-type="float">
            <text:p>1.90791811017966</text:p>
          </table:table-cell>
          <table:table-cell table:formula="of:=TAN([.G7]/2)" office:value-type="float" office:value="0.604900748088003" calcext:value-type="float">
            <text:p>0.6049007480880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6" calcext:value-type="float">
            <text:p>6.6</text:p>
          </table:table-cell>
          <table:table-cell table:formula="of:=[.C8]/[.B8]" office:value-type="float" office:value="1" calcext:value-type="float">
            <text:p>1</text:p>
          </table:table-cell>
          <table:table-cell table:formula="of:=ASIN([.E8]/[.D8])" office:value-type="float" office:value="1.23110375062755" calcext:value-type="float">
            <text:p>1.23110375062755</text:p>
          </table:table-cell>
          <table:table-cell table:formula="of:=0.1*SQRT(1/((1-[.E8]^2/[.D8]^2)*[.D8]^2+[.E8]^2/((1-[.E8]^2/[.D8]^2)*[.D8]^4)))" office:value-type="float" office:value="0.0422448324169304" calcext:value-type="float">
            <text:p>0.04224483241693</text:p>
          </table:table-cell>
          <table:table-cell table:formula="of:=(0.005/[.B8]+0.005/[.C8])*[.F8]" office:value-type="float" office:value="0.01" calcext:value-type="float">
            <text:p>0.01</text:p>
          </table:table-cell>
          <table:table-cell table:formula="of:=TAN([.G8])" office:value-type="float" office:value="2.8297266548514" calcext:value-type="float">
            <text:p>2.8297266548514</text:p>
          </table:table-cell>
          <table:table-cell table:formula="of:=TAN([.G8]/2)" office:value-type="float" office:value="0.707215036676042" calcext:value-type="float">
            <text:p>0.7072150366760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8" calcext:value-type="float">
            <text:p>6.8</text:p>
          </table:table-cell>
          <table:table-cell table:formula="of:=[.C9]/[.B9]" office:value-type="float" office:value="1" calcext:value-type="float">
            <text:p>1</text:p>
          </table:table-cell>
          <table:table-cell table:formula="of:=ASIN([.E9]/[.D9])" office:value-type="float" office:value="1.33117775816581" calcext:value-type="float">
            <text:p>1.33117775816581</text:p>
          </table:table-cell>
          <table:table-cell table:formula="of:=0.1*SQRT(1/((1-[.E9]^2/[.D9]^2)*[.D9]^2+[.E9]^2/((1-[.E9]^2/[.D9]^2)*[.D9]^4)))" office:value-type="float" office:value="0.0567786884181225" calcext:value-type="float">
            <text:p>0.056778688418123</text:p>
          </table:table-cell>
          <table:table-cell table:formula="of:=(0.005/[.B9]+0.005/[.C9])*[.F9]" office:value-type="float" office:value="0.01" calcext:value-type="float">
            <text:p>0.01</text:p>
          </table:table-cell>
          <table:table-cell table:formula="of:=TAN([.G9])" office:value-type="float" office:value="4.09311900491615" calcext:value-type="float">
            <text:p>4.09311900491615</text:p>
          </table:table-cell>
          <table:table-cell table:formula="of:=TAN([.G9]/2)" office:value-type="float" office:value="0.785099298149468" calcext:value-type="float">
            <text:p>0.7850992981494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5T18:28:08.835790075</dc:date>
    <meta:editing-duration>PT13M46S</meta:editing-duration>
    <meta:editing-cycles>2</meta:editing-cycles>
    <meta:generator>LibreOffice/5.3.6.1$Linux_X86_64 LibreOffice_project/30m0$Build-1</meta:generator>
    <meta:document-statistic meta:table-count="1" meta:cell-count="99" meta:object-count="0"/>
  </office:meta>
</office:document-meta>
</file>